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c0c0c0" draw:textarea-vertical-align="middle"/>
    </style:style>
    <style:style style:name="gr3" style:family="graphic" style:parent-style-name="standard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draw:marker-start-width="0.36cm" draw:marker-end="Arrow" draw:marker-end-width="0.2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6cm" draw:marker-end-width="0.3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_20__28_var_29_" svg:stroke-width="0.05cm" draw:marker-start="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cm" draw:marker-start="Arrow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objectwithoutfill">
      <style:graphic-properties svg:stroke-width="0.1cm" draw:marker-start-width="0.36cm" draw:marker-end="" draw:marker-end-width="0.26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_20__28_var_29_" svg:stroke-width="0.1cm" draw:marker-start-width="0.36cm" draw:marker-end="Arrow" draw:marker-end-width="0.26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_20__28_var_29_" svg:stroke-width="0.05cm" draw:marker-start="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_20__28_var_29_" svg:stroke-width="0.1cm" draw:marker-start="Arrow" draw:marker-start-width="0.26cm" draw:marker-end="" draw:marker-end-width="0.2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11pt" style:font-size-asian="18pt" style:font-size-complex="18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13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1" draw:layer="layout" svg:width="4.25cm" svg:height="2cm" draw:transform="rotate (1.21701808741542) translate (3.632cm 11.423cm)">
          <text:p/>
        </draw:ellipse>
        <draw:ellipse draw:style-name="gr2" draw:text-style-name="P1" draw:layer="layout" svg:width="4.25cm" svg:height="2cm" draw:transform="rotate (0.654149403647351) translate (1.16cm 12.732cm)">
          <text:p/>
        </draw:ellipse>
        <draw:ellipse draw:style-name="gr2" draw:text-style-name="P1" draw:layer="layout" svg:width="4.25cm" svg:height="2cm" draw:transform="rotate (0.654149403647351) translate (7.751cm 3.267cm)">
          <text:p/>
        </draw:ellipse>
        <draw:custom-shape draw:style-name="gr1" draw:text-style-name="P1" draw:layer="layout" svg:width="1.5cm" svg:height="1.5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0.75cm" svg:height="0.75cm" svg:x="0.5cm" svg:y="0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75cm" svg:height="0.75cm" svg:x="2.5cm" svg:y="1.7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75cm" svg:height="0.75cm" svg:x="5cm" svg:y="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0.75cm" svg:height="0.75cm" svg:x="0.5cm" svg:y="3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75cm" svg:height="0.75cm" svg:x="4.25cm" svg:y="3.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0.75cm" svg:height="0.75cm" svg:x="2cm" svg:y="5.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0.75cm" svg:height="0.75cm" svg:x="5.25cm" svg:y="5.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0.875cm" svg:y1="1.25cm" svg:x2="0.875cm" svg:y2="3.25cm" draw:start-shape="id1" draw:start-glue-point="8" draw:end-shape="id2" draw:end-glue-point="4" svg:d="m875 1250v2000">
          <text:p/>
        </draw:connector>
        <draw:connector draw:style-name="gr4" draw:text-style-name="P2" draw:layer="layout" draw:type="line" svg:x1="1.25cm" svg:y1="0.875cm" svg:x2="2.609cm" svg:y2="1.859cm" draw:start-shape="id1" draw:start-glue-point="10" draw:end-shape="id3" draw:end-glue-point="5" svg:d="m1250 875 1359 984">
          <text:p/>
        </draw:connector>
        <draw:connector draw:style-name="gr4" draw:text-style-name="P2" draw:layer="layout" draw:type="line" svg:x1="3.141cm" svg:y1="1.859cm" svg:x2="5cm" svg:y2="1.375cm" draw:start-shape="id3" draw:start-glue-point="11" draw:end-shape="id4" draw:end-glue-point="6" svg:d="m3141 1859 1859-484">
          <text:p/>
        </draw:connector>
        <draw:connector draw:style-name="gr4" draw:text-style-name="P2" draw:layer="layout" draw:type="line" svg:x1="5.375cm" svg:y1="1.75cm" svg:x2="4.891cm" svg:y2="3.359cm" draw:start-shape="id4" draw:start-glue-point="8" draw:end-shape="id5" draw:end-glue-point="11" svg:d="m5375 1750-484 1609">
          <text:p/>
        </draw:connector>
        <draw:connector draw:style-name="gr4" draw:text-style-name="P2" draw:layer="layout" draw:type="line" svg:x1="3.141cm" svg:y1="2.391cm" svg:x2="4.359cm" svg:y2="3.359cm" draw:start-shape="id3" draw:start-glue-point="9" draw:end-shape="id5" draw:end-glue-point="5" svg:d="m3141 2391 1218 968">
          <text:p/>
        </draw:connector>
        <draw:connector draw:style-name="gr4" draw:text-style-name="P2" draw:layer="layout" draw:type="line" svg:x1="1.25cm" svg:y1="3.625cm" svg:x2="4.25cm" svg:y2="3.625cm" draw:start-shape="id2" draw:start-glue-point="10" draw:end-shape="id5" draw:end-glue-point="6" svg:d="m1250 3625h3000">
          <text:p/>
        </draw:connector>
        <draw:connector draw:style-name="gr4" draw:text-style-name="P2" draw:layer="layout" draw:type="line" svg:x1="1.141cm" svg:y1="3.359cm" svg:x2="2.609cm" svg:y2="2.391cm" draw:start-shape="id2" draw:start-glue-point="11" draw:end-shape="id3" draw:end-glue-point="7" svg:d="m1141 3359 1468-968">
          <text:p/>
        </draw:connector>
        <draw:connector draw:style-name="gr4" draw:text-style-name="P2" draw:layer="layout" draw:type="line" svg:x1="1.141cm" svg:y1="3.891cm" svg:x2="2.109cm" svg:y2="5.359cm" draw:start-shape="id2" draw:start-glue-point="9" draw:end-shape="id6" draw:end-glue-point="5" svg:d="m1141 3891 968 1468">
          <text:p/>
        </draw:connector>
        <draw:connector draw:style-name="gr4" draw:text-style-name="P2" draw:layer="layout" draw:type="line" svg:x1="2.641cm" svg:y1="5.359cm" svg:x2="4.359cm" svg:y2="3.891cm" draw:start-shape="id6" draw:start-glue-point="11" draw:end-shape="id5" draw:end-glue-point="7" svg:d="m2641 5359 1718-1468">
          <text:p/>
        </draw:connector>
        <draw:connector draw:style-name="gr4" draw:text-style-name="P2" draw:layer="layout" draw:type="line" svg:x1="4.891cm" svg:y1="3.891cm" svg:x2="5.625cm" svg:y2="5.25cm" draw:start-shape="id5" draw:start-glue-point="9" draw:end-shape="id7" draw:end-glue-point="4" svg:d="m4891 3891 734 1359">
          <text:p/>
        </draw:connector>
        <draw:connector draw:style-name="gr4" draw:text-style-name="P2" draw:layer="layout" draw:type="line" svg:x1="2.75cm" svg:y1="5.625cm" svg:x2="5.25cm" svg:y2="5.625cm" draw:start-shape="id6" draw:start-glue-point="10" draw:end-shape="id7" draw:end-glue-point="6" svg:d="m2750 5625h2500">
          <text:p/>
        </draw:connector>
        <draw:custom-shape draw:style-name="gr1" draw:text-style-name="P1" draw:layer="layout" svg:width="1.5cm" svg:height="1.5cm" svg:x="8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0.75cm" svg:height="0.75cm" svg:x="8.5cm" svg:y="0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0.75cm" svg:height="0.75cm" svg:x="10.5cm" svg:y="1.7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0.75cm" svg:height="0.75cm" svg:x="13cm" svg:y="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75cm" svg:height="0.75cm" svg:x="8.5cm" svg:y="3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0.75cm" svg:height="0.75cm" svg:x="12.25cm" svg:y="3.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0.75cm" svg:height="0.75cm" svg:x="10cm" svg:y="5.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0.75cm" svg:height="0.75cm" svg:x="13.25cm" svg:y="5.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8.875cm" svg:y1="1.25cm" svg:x2="8.875cm" svg:y2="3.25cm" draw:start-shape="id8" draw:start-glue-point="8" draw:end-shape="id9" draw:end-glue-point="4" svg:d="m8875 1250v2000">
          <text:p/>
        </draw:connector>
        <draw:connector draw:style-name="gr5" draw:text-style-name="P2" draw:layer="layout" draw:type="line" svg:x1="9.25cm" svg:y1="0.875cm" svg:x2="10.609cm" svg:y2="1.859cm" draw:start-shape="id8" draw:start-glue-point="10" draw:end-shape="id10" draw:end-glue-point="5" svg:d="m9250 875 1359 984">
          <text:p/>
        </draw:connector>
        <draw:connector draw:style-name="gr4" draw:text-style-name="P2" draw:layer="layout" draw:type="line" svg:x1="11.141cm" svg:y1="1.859cm" svg:x2="13cm" svg:y2="1.375cm" draw:start-shape="id10" draw:start-glue-point="11" draw:end-shape="id11" draw:end-glue-point="6" svg:d="m11141 1859 1859-484">
          <text:p/>
        </draw:connector>
        <draw:connector draw:style-name="gr4" draw:text-style-name="P2" draw:layer="layout" draw:type="line" svg:x1="13.375cm" svg:y1="1.75cm" svg:x2="12.891cm" svg:y2="3.359cm" draw:start-shape="id11" draw:start-glue-point="8" draw:end-shape="id12" draw:end-glue-point="11" svg:d="m13375 1750-484 1609">
          <text:p/>
        </draw:connector>
        <draw:connector draw:style-name="gr4" draw:text-style-name="P2" draw:layer="layout" draw:type="line" svg:x1="11.141cm" svg:y1="2.391cm" svg:x2="12.359cm" svg:y2="3.359cm" draw:start-shape="id10" draw:start-glue-point="9" draw:end-shape="id12" draw:end-glue-point="5" svg:d="m11141 2391 1218 968">
          <text:p/>
        </draw:connector>
        <draw:connector draw:style-name="gr4" draw:text-style-name="P2" draw:layer="layout" draw:type="line" svg:x1="9.25cm" svg:y1="3.625cm" svg:x2="12.25cm" svg:y2="3.625cm" draw:start-shape="id9" draw:start-glue-point="10" draw:end-shape="id12" draw:end-glue-point="6" svg:d="m9250 3625h3000">
          <text:p/>
        </draw:connector>
        <draw:connector draw:style-name="gr4" draw:text-style-name="P2" draw:layer="layout" draw:type="line" svg:x1="9.141cm" svg:y1="3.359cm" svg:x2="10.609cm" svg:y2="2.391cm" draw:start-shape="id9" draw:start-glue-point="11" draw:end-shape="id10" draw:end-glue-point="7" svg:d="m9141 3359 1468-968">
          <text:p/>
        </draw:connector>
        <draw:connector draw:style-name="gr4" draw:text-style-name="P2" draw:layer="layout" draw:type="line" svg:x1="9.141cm" svg:y1="3.891cm" svg:x2="10.109cm" svg:y2="5.359cm" draw:start-shape="id9" draw:start-glue-point="9" draw:end-shape="id13" draw:end-glue-point="5" svg:d="m9141 3891 968 1468">
          <text:p/>
        </draw:connector>
        <draw:connector draw:style-name="gr4" draw:text-style-name="P2" draw:layer="layout" draw:type="line" svg:x1="10.641cm" svg:y1="5.359cm" svg:x2="12.359cm" svg:y2="3.891cm" draw:start-shape="id13" draw:start-glue-point="11" draw:end-shape="id12" draw:end-glue-point="7" svg:d="m10641 5359 1718-1468">
          <text:p/>
        </draw:connector>
        <draw:connector draw:style-name="gr4" draw:text-style-name="P2" draw:layer="layout" draw:type="line" svg:x1="12.891cm" svg:y1="3.891cm" svg:x2="13.625cm" svg:y2="5.25cm" draw:start-shape="id12" draw:start-glue-point="9" draw:end-shape="id14" draw:end-glue-point="4" svg:d="m12891 3891 734 1359">
          <text:p/>
        </draw:connector>
        <draw:connector draw:style-name="gr4" draw:text-style-name="P2" draw:layer="layout" draw:type="line" svg:x1="10.75cm" svg:y1="5.625cm" svg:x2="13.25cm" svg:y2="5.625cm" draw:start-shape="id13" draw:start-glue-point="10" draw:end-shape="id14" draw:end-glue-point="6" svg:d="m10750 5625h2500">
          <text:p/>
        </draw:connector>
        <draw:ellipse draw:style-name="gr2" draw:text-style-name="P1" draw:layer="layout" svg:width="4.25cm" svg:height="2cm" draw:transform="rotate (0.654149403647351) translate (0.001cm 10.517cm)">
          <text:p/>
        </draw:ellipse>
        <draw:custom-shape draw:style-name="gr1" draw:text-style-name="P1" draw:layer="layout" svg:width="1.5cm" svg:height="1.5cm" svg:x="0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0.75cm" svg:height="0.75cm" svg:x="0.75cm" svg:y="7.7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0.75cm" svg:height="0.75cm" svg:x="2.75cm" svg:y="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0.75cm" svg:height="0.75cm" svg:x="5.25cm" svg:y="8.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0.75cm" svg:height="0.75cm" svg:x="0.75cm" svg:y="10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0.75cm" svg:height="0.75cm" svg:x="4.5cm" svg:y="10.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0.75cm" svg:height="0.75cm" svg:x="2.25cm" svg:y="12.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" draw:id="id21" draw:layer="layout" svg:width="0.75cm" svg:height="0.75cm" svg:x="5.5cm" svg:y="12.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.125cm" svg:y1="8.5cm" svg:x2="1.125cm" svg:y2="10.5cm" draw:start-shape="id15" draw:start-glue-point="8" draw:end-shape="id16" draw:end-glue-point="4" svg:d="m1125 8500v2000">
          <text:p/>
        </draw:connector>
        <draw:connector draw:style-name="gr6" draw:text-style-name="P2" draw:layer="layout" draw:type="line" svg:x1="1.5cm" svg:y1="8.125cm" svg:x2="2.859cm" svg:y2="9.109cm" draw:start-shape="id15" draw:start-glue-point="10" draw:end-shape="id17" draw:end-glue-point="5" svg:d="m1500 8125 1359 984">
          <text:p/>
        </draw:connector>
        <draw:connector draw:style-name="gr5" draw:text-style-name="P2" draw:layer="layout" draw:type="line" svg:x1="3.391cm" svg:y1="9.109cm" svg:x2="5.25cm" svg:y2="8.625cm" draw:start-shape="id17" draw:start-glue-point="11" draw:end-shape="id18" draw:end-glue-point="6" svg:d="m3391 9109 1859-484">
          <text:p/>
        </draw:connector>
        <draw:connector draw:style-name="gr4" draw:text-style-name="P2" draw:layer="layout" draw:type="line" svg:x1="5.625cm" svg:y1="9cm" svg:x2="5.141cm" svg:y2="10.609cm" draw:start-shape="id18" draw:start-glue-point="8" draw:end-shape="id19" draw:end-glue-point="11" svg:d="m5625 9000-484 1609">
          <text:p/>
        </draw:connector>
        <draw:connector draw:style-name="gr5" draw:text-style-name="P2" draw:layer="layout" draw:type="line" svg:x1="3.391cm" svg:y1="9.641cm" svg:x2="4.609cm" svg:y2="10.609cm" draw:start-shape="id17" draw:start-glue-point="9" draw:end-shape="id19" draw:end-glue-point="5" svg:d="m3391 9641 1218 968">
          <text:p/>
        </draw:connector>
        <draw:connector draw:style-name="gr7" draw:text-style-name="P2" draw:layer="layout" draw:type="line" svg:x1="1.5cm" svg:y1="10.875cm" svg:x2="4.5cm" svg:y2="10.875cm" draw:start-shape="id16" draw:start-glue-point="10" draw:end-shape="id19" draw:end-glue-point="6" svg:d="m1500 10875h3000">
          <text:p/>
        </draw:connector>
        <draw:connector draw:style-name="gr8" draw:text-style-name="P2" draw:layer="layout" draw:type="line" svg:x1="1.391cm" svg:y1="10.609cm" svg:x2="2.859cm" svg:y2="9.641cm" draw:start-shape="id16" draw:start-glue-point="11" draw:end-shape="id17" draw:end-glue-point="7" svg:d="m1391 10609 1468-968">
          <text:p/>
        </draw:connector>
        <draw:connector draw:style-name="gr5" draw:text-style-name="P2" draw:layer="layout" draw:type="line" svg:x1="1.391cm" svg:y1="11.141cm" svg:x2="2.359cm" svg:y2="12.609cm" draw:start-shape="id16" draw:start-glue-point="9" draw:end-shape="id20" draw:end-glue-point="5" svg:d="m1391 11141 968 1468">
          <text:p/>
        </draw:connector>
        <draw:connector draw:style-name="gr4" draw:text-style-name="P2" draw:layer="layout" draw:type="line" svg:x1="2.891cm" svg:y1="12.609cm" svg:x2="4.609cm" svg:y2="11.141cm" draw:start-shape="id20" draw:start-glue-point="11" draw:end-shape="id19" draw:end-glue-point="7" svg:d="m2891 12609 1718-1468">
          <text:p/>
        </draw:connector>
        <draw:connector draw:style-name="gr4" draw:text-style-name="P2" draw:layer="layout" draw:type="line" svg:x1="5.141cm" svg:y1="11.141cm" svg:x2="5.875cm" svg:y2="12.5cm" draw:start-shape="id19" draw:start-glue-point="9" draw:end-shape="id21" draw:end-glue-point="4" svg:d="m5141 11141 734 1359">
          <text:p/>
        </draw:connector>
        <draw:connector draw:style-name="gr4" draw:text-style-name="P2" draw:layer="layout" draw:type="line" svg:x1="3cm" svg:y1="12.875cm" svg:x2="5.5cm" svg:y2="12.875cm" draw:start-shape="id20" draw:start-glue-point="10" draw:end-shape="id21" draw:end-glue-point="6" svg:d="m3000 12875h2500">
          <text:p/>
        </draw:connector>
        <draw:frame draw:style-name="gr9" draw:text-style-name="P3" draw:layer="layout" svg:width="1cm" svg:height="1.25cm" svg:x="1.5cm" svg:y="0cm">
          <draw:text-box>
            <text:p text:style-name="P3">0</text:p>
          </draw:text-box>
        </draw:frame>
        <draw:frame draw:style-name="gr10" draw:text-style-name="P4" draw:layer="layout" svg:width="0.75cm" svg:height="1.5cm" svg:x="11.25cm" svg:y="0.5cm">
          <draw:text-box>
            <text:p text:style-name="P4"><text:span text:style-name="T2">1</text:span></text:p>
          </draw:text-box>
        </draw:frame>
        <draw:frame draw:style-name="gr10" draw:text-style-name="P3" draw:layer="layout" svg:width="1cm" svg:height="1.5cm" svg:x="5cm" svg:y="7.25cm">
          <draw:text-box>
            <text:p text:style-name="P3">2</text:p>
          </draw:text-box>
        </draw:frame>
        <draw:frame draw:style-name="gr11" draw:text-style-name="P3" draw:layer="layout" svg:width="1cm" svg:height="1.25cm" svg:x="9.5cm" svg:y="0cm">
          <draw:text-box>
            <text:p text:style-name="P3">0</text:p>
          </draw:text-box>
        </draw:frame>
        <draw:frame draw:style-name="gr9" draw:text-style-name="P3" draw:layer="layout" svg:width="1cm" svg:height="1.25cm" svg:x="1.75cm" svg:y="7.25cm">
          <draw:text-box>
            <text:p text:style-name="P3">0</text:p>
          </draw:text-box>
        </draw:frame>
        <draw:frame draw:style-name="gr10" draw:text-style-name="P4" draw:layer="layout" svg:width="0.75cm" svg:height="1.5cm" svg:x="3.25cm" svg:y="7.75cm">
          <draw:text-box>
            <text:p text:style-name="P4"><text:span text:style-name="T2">1</text:span></text:p>
          </draw:text-box>
        </draw:frame>
        <draw:ellipse draw:style-name="gr2" draw:text-style-name="P1" draw:layer="layout" svg:width="4.25cm" svg:height="2cm" draw:transform="rotate (1.21701808741542) translate (11.382cm 11.423cm)">
          <text:p/>
        </draw:ellipse>
        <draw:ellipse draw:style-name="gr2" draw:text-style-name="P1" draw:layer="layout" svg:width="4.25cm" svg:height="2cm" draw:transform="rotate (0.654149403647351) translate (8.91cm 12.732cm)">
          <text:p/>
        </draw:ellipse>
        <draw:ellipse draw:style-name="gr2" draw:text-style-name="P1" draw:layer="layout" svg:width="4.25cm" svg:height="2cm" draw:transform="rotate (0.654149403647351) translate (7.751cm 10.517cm)">
          <text:p/>
        </draw:ellipse>
        <draw:custom-shape draw:style-name="gr1" draw:text-style-name="P1" draw:layer="layout" svg:width="1.5cm" svg:height="1.5cm" svg:x="8.2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" draw:id="id22" draw:layer="layout" svg:width="0.75cm" svg:height="0.75cm" svg:x="8.5cm" svg:y="7.7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" draw:id="id24" draw:layer="layout" svg:width="0.75cm" svg:height="0.75cm" svg:x="10.5cm" svg:y="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" draw:id="id25" draw:layer="layout" svg:width="0.75cm" svg:height="0.75cm" svg:x="13cm" svg:y="8.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" draw:id="id23" draw:layer="layout" svg:width="0.75cm" svg:height="0.75cm" svg:x="8.5cm" svg:y="10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" draw:id="id26" draw:layer="layout" svg:width="0.75cm" svg:height="0.75cm" svg:x="12.25cm" svg:y="10.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" draw:id="id27" draw:layer="layout" svg:width="0.75cm" svg:height="0.75cm" svg:x="10cm" svg:y="12.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" draw:id="id28" draw:layer="layout" svg:width="0.75cm" svg:height="0.75cm" svg:x="13.25cm" svg:y="12.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875cm" svg:y1="8.5cm" svg:x2="8.875cm" svg:y2="10.5cm" draw:start-shape="id22" draw:start-glue-point="8" draw:end-shape="id23" draw:end-glue-point="4" svg:d="m8875 8500v2000">
          <text:p/>
        </draw:connector>
        <draw:connector draw:style-name="gr6" draw:text-style-name="P2" draw:layer="layout" draw:type="line" svg:x1="9.25cm" svg:y1="8.125cm" svg:x2="10.609cm" svg:y2="9.109cm" draw:start-shape="id22" draw:start-glue-point="10" draw:end-shape="id24" draw:end-glue-point="5" svg:d="m9250 8125 1359 984">
          <text:p/>
        </draw:connector>
        <draw:connector draw:style-name="gr12" draw:text-style-name="P2" draw:layer="layout" draw:type="line" svg:x1="11.141cm" svg:y1="9.109cm" svg:x2="13cm" svg:y2="8.625cm" draw:start-shape="id24" draw:start-glue-point="11" draw:end-shape="id25" draw:end-glue-point="6" svg:d="m11141 9109 1859-484">
          <text:p/>
        </draw:connector>
        <draw:connector draw:style-name="gr13" draw:text-style-name="P2" draw:layer="layout" draw:type="line" svg:x1="13.375cm" svg:y1="9cm" svg:x2="12.891cm" svg:y2="10.609cm" draw:start-shape="id25" draw:start-glue-point="8" draw:end-shape="id26" draw:end-glue-point="11" svg:d="m13375 9000-484 1609">
          <text:p/>
        </draw:connector>
        <draw:connector draw:style-name="gr12" draw:text-style-name="P2" draw:layer="layout" draw:type="line" svg:x1="11.141cm" svg:y1="9.641cm" svg:x2="12.359cm" svg:y2="10.609cm" draw:start-shape="id24" draw:start-glue-point="9" draw:end-shape="id26" draw:end-glue-point="5" svg:d="m11141 9641 1218 968">
          <text:p/>
        </draw:connector>
        <draw:connector draw:style-name="gr14" draw:text-style-name="P2" draw:layer="layout" draw:type="line" svg:x1="9.25cm" svg:y1="10.875cm" svg:x2="12.25cm" svg:y2="10.875cm" draw:start-shape="id23" draw:start-glue-point="10" draw:end-shape="id26" draw:end-glue-point="6" svg:d="m9250 10875h3000">
          <text:p/>
        </draw:connector>
        <draw:connector draw:style-name="gr14" draw:text-style-name="P2" draw:layer="layout" draw:type="line" svg:x1="9.141cm" svg:y1="10.609cm" svg:x2="10.609cm" svg:y2="9.641cm" draw:start-shape="id23" draw:start-glue-point="11" draw:end-shape="id24" draw:end-glue-point="7" svg:d="m9141 10609 1468-968">
          <text:p/>
        </draw:connector>
        <draw:connector draw:style-name="gr12" draw:text-style-name="P2" draw:layer="layout" draw:type="line" svg:x1="9.141cm" svg:y1="11.141cm" svg:x2="10.109cm" svg:y2="12.609cm" draw:start-shape="id23" draw:start-glue-point="9" draw:end-shape="id27" draw:end-glue-point="5" svg:d="m9141 11141 968 1468">
          <text:p/>
        </draw:connector>
        <draw:connector draw:style-name="gr15" draw:text-style-name="P2" draw:layer="layout" draw:type="line" svg:x1="10.641cm" svg:y1="12.609cm" svg:x2="12.359cm" svg:y2="11.141cm" draw:start-shape="id27" draw:start-glue-point="11" draw:end-shape="id26" draw:end-glue-point="7" svg:d="m10641 12609 1718-1468">
          <text:p/>
        </draw:connector>
        <draw:connector draw:style-name="gr5" draw:text-style-name="P2" draw:layer="layout" draw:type="line" svg:x1="12.891cm" svg:y1="11.141cm" svg:x2="13.625cm" svg:y2="12.5cm" draw:start-shape="id26" draw:start-glue-point="9" draw:end-shape="id28" draw:end-glue-point="4" svg:d="m12891 11141 734 1359">
          <text:p/>
        </draw:connector>
        <draw:connector draw:style-name="gr13" draw:text-style-name="P2" draw:layer="layout" draw:type="line" svg:x1="10.75cm" svg:y1="12.875cm" svg:x2="13.25cm" svg:y2="12.875cm" draw:start-shape="id27" draw:start-glue-point="10" draw:end-shape="id28" draw:end-glue-point="6" svg:d="m10750 12875h2500">
          <text:p/>
        </draw:connector>
        <draw:frame draw:style-name="gr10" draw:text-style-name="P3" draw:layer="layout" svg:width="1cm" svg:height="1.5cm" svg:x="12.75cm" svg:y="7.25cm">
          <draw:text-box>
            <text:p text:style-name="P3">2</text:p>
          </draw:text-box>
        </draw:frame>
        <draw:frame draw:style-name="gr9" draw:text-style-name="P3" draw:layer="layout" svg:width="1cm" svg:height="1.25cm" svg:x="9.5cm" svg:y="7.25cm">
          <draw:text-box>
            <text:p text:style-name="P3">0</text:p>
          </draw:text-box>
        </draw:frame>
        <draw:frame draw:style-name="gr10" draw:text-style-name="P4" draw:layer="layout" svg:width="0.75cm" svg:height="1.5cm" svg:x="11cm" svg:y="7.75cm">
          <draw:text-box>
            <text:p text:style-name="P4"><text:span text:style-name="T2">1</text:span></text:p>
          </draw:text-box>
        </draw:frame>
        <draw:frame draw:style-name="gr10" draw:text-style-name="P3" draw:layer="layout" svg:width="1cm" svg:height="1.5cm" svg:x="14cm" svg:y="12cm">
          <draw:text-box>
            <text:p text:style-name="P3">3</text:p>
          </draw:text-box>
        </draw:frame>
        <draw:frame draw:style-name="gr16" draw:text-style-name="P5" draw:layer="layout" svg:width="1.5cm" svg:height="1cm" svg:x="3cm" svg:y="6.25cm">
          <draw:text-box>
            <text:p text:style-name="P5"><text:span text:style-name="T3">(a)</text:span></text:p>
          </draw:text-box>
        </draw:frame>
        <draw:frame draw:style-name="gr16" draw:text-style-name="P5" draw:layer="layout" svg:width="1.5cm" svg:height="1cm" svg:x="11.25cm" svg:y="6.25cm">
          <draw:text-box>
            <text:p text:style-name="P5"><text:span text:style-name="T3">(b)</text:span></text:p>
          </draw:text-box>
        </draw:frame>
        <draw:frame draw:style-name="gr16" draw:text-style-name="P5" draw:layer="layout" svg:width="1.5cm" svg:height="1cm" svg:x="3cm" svg:y="13.75cm">
          <draw:text-box>
            <text:p text:style-name="P5"><text:span text:style-name="T3">(c)</text:span></text:p>
          </draw:text-box>
        </draw:frame>
        <draw:frame draw:style-name="gr16" draw:text-style-name="P5" draw:layer="layout" svg:width="1.5cm" svg:height="1cm" svg:x="11.25cm" svg:y="13.75cm">
          <draw:text-box>
            <text:p text:style-name="P5"><text:span text:style-name="T3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21:20:03</meta:creation-date>
    <dc:date>2012-08-27T14:09:32</dc:date>
    <dc:creator>Darran Kartaschew</dc:creator>
    <meta:editing-duration>PT37M22S</meta:editing-duration>
    <meta:editing-cycles>10</meta:editing-cycles>
    <meta:generator>OpenOffice.org/3.4$Solaris_x86 OpenOffice.org_project/340m1$Build-9590</meta:generator>
    <meta:document-statistic meta:object-count="98"/>
  </office:meta>
</office:document-meta>
</file>